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521in"/>
    </style:style>
    <style:style style:name="Table1.B" style:family="table-column">
      <style:table-column-properties style:column-width="1.9271in"/>
    </style:style>
    <style:style style:name="Table1.C" style:family="table-column">
      <style:table-column-properties style:column-width="1.9167in"/>
    </style:style>
    <style:style style:name="Table1.D" style:family="table-column">
      <style:table-column-properties style:column-width="2.031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Monospace" fo:font-size="10pt" style:font-size-asian="10pt" style:font-size-complex="10pt"/>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3" style:family="paragraph" style:parent-style-name="Table_20_Contents">
      <style:paragraph-properties fo:text-align="end" style:justify-single-word="false"/>
      <style:text-properties style:font-name="Monospace" fo:font-size="10pt" style:font-name-asian="Monospace" style:font-size-asian="10pt" style:font-name-complex="Monospace" style:font-size-complex="10pt"/>
    </style:style>
    <style:style style:name="P4" style:family="paragraph" style:parent-style-name="Table_20_Contents">
      <style:text-properties style:font-name="Monospace" fo:font-size="10pt" style:font-size-asian="10pt" style:font-size-complex="10pt"/>
    </style:style>
    <style:style style:name="P5" style:family="paragraph" style:parent-style-name="Table_20_Contents">
      <style:paragraph-properties fo:text-align="center" style:justify-single-word="false"/>
      <style:text-properties style:font-name="Monospace"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hn McCarthy and Silas Rubinson</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
          </table:table-cell>
          <table:table-cell table:style-name="Table1.A1" office:value-type="string">
            <text:p text:style-name="P5">No Data Cache (Average Cycles per Pixel)</text:p>
          </table:table-cell>
          <table:table-cell table:style-name="Table1.A1" office:value-type="string">
            <text:p text:style-name="P5">4k Data Cache (Average Cycles per Pixel)</text:p>
          </table:table-cell>
          <table:table-cell table:style-name="Table1.D1" office:value-type="string">
            <text:p text:style-name="P5">16k Data Cache (Average Cycles per Pixel)</text:p>
          </table:table-cell>
        </table:table-row>
        <table:table-row>
          <table:table-cell table:style-name="Table1.A2" office:value-type="string">
            <text:p text:style-name="P4">Fixed Point</text:p>
          </table:table-cell>
          <table:table-cell table:style-name="Table1.A2" office:value-type="string">
            <text:p text:style-name="P3">546</text:p>
          </table:table-cell>
          <table:table-cell table:style-name="Table1.A2" office:value-type="string">
            <text:p text:style-name="P3">546</text:p>
          </table:table-cell>
          <table:table-cell table:style-name="Table1.D2" office:value-type="string">
            <text:p text:style-name="P3">546</text:p>
          </table:table-cell>
        </table:table-row>
        <table:table-row>
          <table:table-cell table:style-name="Table1.A2" office:value-type="string">
            <text:p text:style-name="P4">Floats </text:p>
          </table:table-cell>
          <table:table-cell table:style-name="Table1.A2" office:value-type="string">
            <text:p text:style-name="P3">12845</text:p>
          </table:table-cell>
          <table:table-cell table:style-name="Table1.A2" office:value-type="string">
            <text:p text:style-name="P3">12369</text:p>
          </table:table-cell>
          <table:table-cell table:style-name="Table1.D2" office:value-type="string">
            <text:p text:style-name="P3">12369</text:p>
          </table:table-cell>
        </table:table-row>
      </table:table>
      <text:p text:style-name="P1"/>
      <text:p text:style-name="P1">These results are the average cycles per pixel over 360 degrees of rotation in steps of 10 degrees.</text:p>
      <text:p text:style-name="P1"/>
      <text:p text:style-name="P1">From the results we can see that changing the cache size from 0k to 4k does not have much of an affect on the cycles per pixel when using floating point numbers and it has no affect when using fixed point numbers. Going from 4k to 16k has no affect on the performance of the program. <text:s/>From this we can conclude that the program does not need more than 4k of cache.</text:p>
      <text:p text:style-name="P1"/>
      <text:p text:style-name="P1">The results show a dramatic improvement in the performance when changing from floating point to fixed point numbers on average using fixed point numbers is 22.6 times faster than using floating point numbers. <text:s/>This leads us to believe that the floating point instructions that the CPU uses are not very efficient. <text:s/>Another contributing factor could be the need to type casting between int and flo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III</meta:initial-creator>
    <meta:creation-date>2014-03-05T17:00:52</meta:creation-date>
    <dc:date>2014-03-05T17:34:00</dc:date>
    <dc:creator>JOHN III</dc:creator>
    <meta:editing-duration>PT16M37S</meta:editing-duration>
    <meta:editing-cycles>3</meta:editing-cycles>
    <meta:generator>LibreOffice/3.5$Linux_x86 LibreOffice_project/350m1$Build-2</meta:generator>
    <meta:document-statistic meta:table-count="1" meta:image-count="0" meta:object-count="0" meta:page-count="1" meta:paragraph-count="15" meta:word-count="190" meta:character-count="1056" meta:non-whitespace-character-count="877"/>
  </office:meta>
</office:document-meta>
</file>